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officeooo:paragraph-rsid="00202be0" style:font-size-asian="14pt" style:font-size-complex="14pt"/>
    </style:style>
    <style:style style:name="T1" style:family="text">
      <style:text-properties officeooo:rsid="001c691e"/>
    </style:style>
    <style:style style:name="T2" style:family="text">
      <style:text-properties officeooo:rsid="0020b73e"/>
    </style:style>
    <style:style style:name="T3" style:family="text">
      <style:text-properties officeooo:rsid="001dda1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e5ef"/>
    </style:style>
    <style:style style:name="T6" style:family="text">
      <style:text-properties officeooo:rsid="0023149d"/>
    </style:style>
    <style:style style:name="T7" style:family="text">
      <style:text-properties officeooo:rsid="002560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ttery Cost Savings Model - Formal Report</text:p>
      <text:p text:style-name="P2"/>
      <text:p text:style-name="P3">1. Purpose of the Model</text:p>
      <text:p text:style-name="P2">This model assesses the cost-effectiveness of installing a battery storage system in a solar-powered household. It quantifies savings in grid electricity costs when excess solar power is stored and reused, comparing scenarios with and without a battery over a 20-year horizon, under two electricity price inflation assumptions.</text:p>
      <text:p text:style-name="P3"/>
      <text:p text:style-name="P3">2. Data and Checks</text:p>
      <text:p text:style-name="P2">Data Source: Hourly electricity usage and solar generation for 2020.</text:p>
      <text:p text:style-name="P2">Columns:</text:p>
      <text:p text:style-name="P2">- Hour</text:p>
      <text:p text:style-name="P2">- time_stamp</text:p>
      <text:p text:style-name="P2">- generation_(kWh)</text:p>
      <text:p text:style-name="P2">- usage_(kWh)</text:p>
      <text:p text:style-name="P2">Checks performed:</text:p>
      <text:p text:style-name="P2">- Valid timestamp format</text:p>
      <text:p text:style-name="P2">- 8760 rows </text:p>
      <text:p text:style-name="P2">-<text:span text:style-name="T1">Outliers(both negative and positive values) were found and replaced with adjacent mean </text:span><text:span text:style-name="T2">values.</text:span></text:p>
      <text:p text:style-name="P2">- Hourly average plots confirmed expected residential patterns <text:span text:style-name="T1">after correcting outliers</text:span></text:p>
      <text:p text:style-name="P2">- No significant anomalies were found <text:span text:style-name="T1">after these corrections </text:span><text:span text:style-name="T3">were done</text:span>; data was deemed complete and fit for analysis.</text:p>
      <text:p text:style-name="P2"><text:span text:style-name="T4"/></text:p>
      <text:p text:style-name="P3">3. Assumptions Used</text:p>
      <text:p text:style-name="P2">- Battery cost: $7,000</text:p>
      <text:p text:style-name="P2">- Lifetime: 20 years</text:p>
      <text:p text:style-name="P2">- Max capacity: 12.5 kWh</text:p>
      <text:p text:style-name="P2"><text:soft-page-break/>- Discount rate: 6% per annum</text:p>
      <text:p text:style-name="P2">- Electricity price (2022): $0.17/kWh</text:p>
      <text:p text:style-name="P2">- Scenario 1: 4% inflation annually (Government estimate)</text:p>
      <text:p text:style-name="P2">- Scenario 2: Starts at 4%, increases by 0.25% yearly (Naomi's estimate)</text:p>
      <text:p text:style-name="P2">- Usage and generation patterns remain constant</text:p>
      <text:p text:style-name="P2">- No battery degradation or feed-in tariffs considered.</text:p>
      <text:p text:style-name="P3"/>
      <text:p text:style-name="P3">4. Methodology</text:p>
      <text:p text:style-name="P4">Hourly Modeling:</text:p>
      <text:p text:style-name="P2">- Calculate grid electricity needed (no battery): max(usage - generation, 0)</text:p>
      <text:p text:style-name="P2">- Calculate excess solar: max(generation - usage, 0)</text:p>
      <text:p text:style-name="P2">- Simulate battery storage: store excess, discharge when needed</text:p>
      <text:p text:style-name="P2">- Cap battery charge at 12.5 kWh, minimum 0 kWh</text:p>
      <text:p text:style-name="P4"/>
      <text:p text:style-name="P4">Monthly Aggregates:</text:p>
      <text:p text:style-name="P2">- Summarized total generation, usage, and grid electricity for each calendar month</text:p>
      <text:p text:style-name="P2">Financial Projection (20 years):</text:p>
      <text:p text:style-name="P2">- Base savings from 2020 scaled using forecasted electricity prices</text:p>
      <text:p text:style-name="P2">- Calculate NPV at 6% discount rate</text:p>
      <text:p text:style-name="P2">- Calculate IRR using root-finding techniques</text:p>
      <text:p text:style-name="P2">Each scenario (with and without battery, and under both inflation forecasts) is modeled separately.</text:p>
      <text:p text:style-name="P3"/>
      <text:p text:style-name="P3">5. Financial Results Summary</text:p>
      <text:p text:style-name="P2">Scenario 1 (Government estimate - 4% inflation):</text:p>
      <text:p text:style-name="P2">- NPV: approximately $ <text:span text:style-name="T5">1,906.73</text:span></text:p>
      <text:p text:style-name="P2">- IRR: approximately <text:span text:style-name="T5">8</text:span>.<text:span text:style-name="T5">74</text:span>%</text:p>
      <text:p text:style-name="P2">- Conclusion: <text:span text:style-name="T5">F</text:span>inancially viable (NPV is <text:span text:style-name="T5">more</text:span> than $7,000)</text:p>
      <text:p text:style-name="P2"><text:soft-page-break/>Scenario 2 (Naomi estimate - increasing inflation):</text:p>
      <text:p text:style-name="P2">- NPV: approximately $ <text:span text:style-name="T6">2,979.29</text:span></text:p>
      <text:p text:style-name="P2">- IRR: approximately 9.<text:span text:style-name="T6">80</text:span>%</text:p>
      <text:p text:style-name="P2">- Conclusion: Financially viable investment</text:p>
      <text:p text:style-name="P3"/>
      <text:p text:style-name="P3">6. Reasonableness and Validation Checks</text:p>
      <text:p text:style-name="P2">- Battery charge correctly bounded between 0 and 12.5 kWh.</text:p>
      <text:p text:style-name="P2">- Hourly flows and balances checked via plots.</text:p>
      <text:p text:style-name="P2">- Monthly aggregates match hourly totals.</text:p>
      <text:p text:style-name="P2">- IRR calculations consistent with NPV trend.</text:p>
      <text:p text:style-name="P2">Results are consistent with expectations for a typical solar-powered household with battery storage.</text:p>
      <text:p text:style-name="P2"/>
      <text:p text:style-name="P3">7. Recommendations</text:p>
      <text:p text:style-name="P2">- Battery installation is financially justifiable under Naomi's inflation scenario.</text:p>
      <text:p text:style-name="P5">- Assuming energy prices rise at 4% per year or more, the battery system yields between 8.7<text:span text:style-name="T7">4</text:span>% and 9.8<text:span text:style-name="T7">0</text:span>% annual returns — making it a strong long-term investment.</text:p>
      <text:p text:style-name="P2">Suggestions:</text:p>
      <text:p text:style-name="P2">- Investigate potential feed-in tariff policies.</text:p>
      <text:p text:style-name="P2">- Consider lower battery installation costs.</text:p>
      <text:p text:style-name="P2">- Explore higher usage scenarios or time-of-use tariffs.</text:p>
      <text:p text:style-name="P2">Model is reusable for other households and future projectio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6T21:44:08.171859440</meta:creation-date>
    <dc:date>2025-09-07T21:55:27.934964031</dc:date>
    <meta:editing-duration>PT40M4S</meta:editing-duration>
    <meta:editing-cycles>10</meta:editing-cycles>
    <meta:generator>LibreOffice/24.8.6.2$Linux_X86_64 LibreOffice_project/480$Build-2</meta:generator>
    <meta:document-statistic meta:table-count="0" meta:image-count="0" meta:object-count="0" meta:page-count="3" meta:paragraph-count="62" meta:word-count="461" meta:character-count="3074" meta:non-whitespace-character-count="2673"/>
  </office:meta>
</office:document-meta>
</file>